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Marathi1" svg:font-family="'Lohit Marath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autospace="none"/>
    </style:style>
    <style:style style:name="P3" style:family="paragraph" style:parent-style-name="Standard" style:list-style-name="WW8Num1">
      <style:paragraph-properties fo:line-height="150%" style:text-autospace="none"/>
    </style:style>
    <style:style style:name="P4" style:family="paragraph" style:parent-style-name="Standard">
      <style:paragraph-properties fo:line-height="150%"/>
      <style:text-properties fo:font-style="italic" fo:font-weight="bold" style:font-style-asian="italic" style:font-weight-asian="bold"/>
    </style:style>
    <style:style style:name="P5" style:family="paragraph" style:parent-style-name="Standard" style:master-page-name="Standard">
      <style:paragraph-properties fo:margin-left="0cm" fo:margin-right="0cm" fo:line-height="150%" fo:text-indent="1.249cm" style:auto-text-indent="false" style:page-number="auto"/>
      <style:text-properties fo:font-style="italic" fo:font-weight="bold" style:font-style-asian="italic" style:font-weight-asian="bold"/>
    </style:style>
    <style:style style:name="P6" style:family="paragraph" style:parent-style-name="Standard">
      <style:paragraph-properties fo:line-height="150%" fo:break-before="page"/>
    </style:style>
    <style:style style:name="T1" style:family="text">
      <style:text-properties fo:font-style="italic" fo:font-weight="bold" style:font-style-asian="italic" style:font-weight-asian="bold"/>
    </style:style>
    <style:style style:name="T2" style:family="text">
      <style:text-propertie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ituering</text:p>
      <text:p text:style-name="P4"/>
      <text:p text:style-name="P1">MICAS (Microelectronics and Sensors) is een afdeling van het departement Elektrotechniek (ESAT) van de Katholieke Universiteit Leuven. De afdeling geniet een wereldwijde internationale erkenning als onderzoeksinstelling. MICAS houdt zich o.a. bezig met onderzoek over geïntegreerde schakelingen en <text:span text:style-name="T2">sensor design</text:span> op het hoogst mogelijke wetenschappelijke niveau. Tevens vervult MICAS een onderwijzende taak.</text:p>
      <text:p text:style-name="P1"/>
      <text:p text:style-name="P1">Eén van de lopende projecten is “IR 13: ingenieurs van 13 jaar”. Hierbij wil men leerlingen van de eerste graad middelbaar onderwijs ingenieursvaardigheden aanleren. Tijdens de lessen TO zullen de leerlingen leren omgaan met technische problemen, aangepast aan hun niveau en ervaring, zoals een ingenieur. Hiervoor werd lesmateriaal ontworpen op basis van een lego trein. De trein kan dan aan de hand van logische modules (logische poorten, flip flops, timers) en sensors beïnvloed worden.</text:p>
      <text:p text:style-name="P1"/>
      <text:p text:style-name="P6"><text:tab/><text:span text:style-name="T1">Globale probleemstelling</text:span></text:p>
      <text:p text:style-name="P4"/>
      <text:p text:style-name="P1">In de lessen technologische opvoeding van de eerste graad in het secundair onderwijs leren de leerlingen elektronica. Dit gebeurt met behulp van logische panelen zoals AND-, OR- en NOT-poorten. Volgens ESAT zijn deze lessen niet voldoende om ingenieursvaardigheden aan te leren. Daarom willen ze in samenwerking met RVO-Society, LEGO en het Actieplan Wetenschapsinformatie en –Innovatie een nieuw lessenpakket ontwikkelen: IR13, ingenieur vanaf 13.</text:p>
      <text:p text:style-name="P1"/>
      <text:p text:style-name="P1">Het project wil leerlingen van 13 jaar leren omgaan met technische problemen aangepast aan hun niveau en de leerlingen warm maken voor basiselektronica en technologie. Het pakket bestaat uit een legotrein die kan worden aangestuurd met logische modules zoals AND en OR poorten, flipflops, timers en sensoren. Zo kan de trein versnellen en vertragen, stoppen bij obstakels, toeteren bij een seinhuis en de lichten aanzetten als het donker is. Op een wagon van het treintje bevindt zich een moederbord waarmee de leerlingen modules kunnen verbinden.</text:p>
      <text:p text:style-name="P1"/>
      <text:p text:style-name="P1">De leerlingen krijgen een cursus met verschillende opdrachten die ze eerst op papier oplossen en daarna met het treintje kunnen uittesten. Zo leren de kinderen als ingenieurs ontwerpen, modelleren, testen en methodisch denken. De stap die ontbreekt om de ontwerpmethode zo realistisch mogelijk te maken, is een simulator waar de modules ingebracht kunnen worden. De leerlingen kunnen dan met behulp van een grafische gebruikersinterface de modules oproepen en verbinden. Hierdoor kunnen ze hun ontwerp simuleren en de fouten eruit halen alvorens het te testen met het treintje. Op deze manier doorlopen de leerlingen alle fases van een ontwerpproces en leren ze denken als ingenieurs.</text:p>
      <text:p text:style-name="P6"><text:tab/><text:span text:style-name="T1">Doelstellingen</text:span></text:p>
      <text:p text:style-name="P4"/>
      <text:p text:style-name="P1">Na afloop wil de opdrachtgever beschikken over een gebruiksvriendelijk eindpakket voor het simuleren van de logische trein. Aangezien we werken met een eigen ontwikkeling, kan deze volledig aangepast worden aan de wensen en eisen van de opdrachtgever. </text:p>
      <text:p text:style-name="P1"/>
      <text:p text:style-name="P1">Een eerste parameter waarmee we rekening moeten houden, is dat de eindgebruikers kinderen zijn van ongeveer dertien jaar. Dit betekent dat de bediening van het programma zeer eenvoudig moet zijn. Concreet houdt dit in dat alles zeer duidelijk en makkelijk herkenbaar weergegeven moet worden. Zo zullen we bijvoorbeeld dezelfde afbeeldingen en namen voor de modules gebruiken als deze in de cursus. Om de bediening eenvoudig te houden, zal alles grafisch weergegeven worden. Tevens zal de bediening zo veel mogelijk met de muis mogelijk zijn.</text:p>
      <text:p text:style-name="P1"/>
      <text:p text:style-name="P1">Daarnaast dient het programma om enkele mogelijke fouten in het ontwerp te ontdekken. Het is echter onmogelijk te verzekeren dat de gemaakte schakeling volledig correct is opgebouwd. We kunnen er wel voor zorgen dat enkele vaak gemaakte fouten gedetecteerd kunnen worden. Zo mogen de leerlingen bijvoorbeeld nooit twee uitgangen met elkaar verbinden. Door het detecteren en het signaleren van deze fouten, maken we het programma in zekere mate ‘foolproof’.</text:p>
      <text:p text:style-name="P1"/>
      <text:p text:style-name="P1">Anderzijds zullen we er voor moeten zorgen dat er achteraf eenvoudig aanpassingen kunnen doorgevoerd worden. De opdrachtgever wil in het bijzonder snel en eenvoudig nieuwe modules kunnen toevoegen. Bovendien zal de verwerking van een ingang voor iedere module beschreven moeten zijn met simpele instructies.</text:p>
      <text:p text:style-name="P1"/>
      <text:p text:style-name="P1">Om tot een goed eindresultaat te komen, zullen we dus rekening moeten houden met zowel de eindgebruiker als de opdrachtgever. Aangezien de eindgebruikers kinderen zijn, wordt het programma voorzien van een duidelijke, grafische structuur en een eenvoudige bediening. Anderzijds zal de achterliggende logica simpel worden gehouden. Hierdoor kunnen er snel en zonder al te veel moeite aanpassingen aangebracht worden.</text:p>
      <text:p text:style-name="P6"><text:tab/><text:span text:style-name="T1">Methode</text:span></text:p>
      <text:p text:style-name="P1"/>
      <text:p text:style-name="P2">Voor een goed ontwerp is het noodzakelijk dat de ontwikkelaar een grondige analyse en studie doorvoert alvorens het eigenlijke programmeren. De ontwikkeling van software-applicaties verloopt dan meestal ook in verscheidene stappen. In een eerste fase wordt het probleemdomein vastgesteld. Dus voor het eigenlijke programmeren, voeren we in samenspraak met de opdrachtgever een grondige studie en analyse door. Hieruit volgt in welke omstandigheden het programma moet functioneren en welke mogelijkheden geïmplementeerd moeten zijn.</text:p>
      <text:p text:style-name="P2"/>
      <text:p text:style-name="P2">Na deze fase zijn er duidelijke afspraken zoals welke programmeertaal, programma’s of bibliotheken er gebruikt zullen worden bij het programmeren. In de verdere ontwikkeling zullen we geen conflicten meer mogen aantreffen. Indien dit toch zo is, zal het probleemdomein voor een deel opnieuw geanalyseerd moeten worden.</text:p>
      <text:p text:style-name="P2"/>
      <text:p text:style-name="P2">In een volgende fase wordt de totale opdracht opgesplitst in meerdere kleinere deelproblemen.</text:p>
      <text:p text:style-name="P2">De masterproef beschrijft elk deelprobleem en zet het dan om naar code. Dit geeft ons de mogelijkheid om elk aan een apart deelprobleem te werken, wat de ontwikkelsnelheid ten goede komt. Elk van deze deelproblemen heeft een testbaar geheel als eindresultaat.</text:p>
      <text:p text:style-name="P2"/>
      <text:p text:style-name="P2">Een volgende stap bestaat dan ook uit het testen van het deelprobleem. Voldoet het aan alle regels? Is het gemakkelijk in gebruik? Loopt het niet vast? Indien het programma hieraan voldoet, kunnen we verder met de ontwikkeling van andere deelproblemen. Zoniet dienen we de nodige aanpassingen door te voeren en opnieuw de testfase te doorlopen.</text:p>
      <text:p text:style-name="P2"/>
      <text:p text:style-name="P2">Zo krijgen we een steeds groeiende applicatie die meer en meer naar het eindresultaat evolueert. Deze methode zorgt voor een zekerheid dat alle deelproblemen op zich werken. Uiteindelijk zal het systeem in zijn geheel nog uitgebreid getest moeten worden met alle functionaliteiten die gelijktijdig kunnen lopen. Op deze manier ontstaat stapsgewijs een robuust systeem dat aan de wensen van de opdrachtgever voldoet. Eenmaal een werkend programma is bekomen, kunnen eventueel nog handige functies toegevoegd worden. Dit zorgt voor een betere gebruiksvriendelijkheid of een mooiere lay-out voor het programma.</text:p>
      <text:p text:style-name="P2"/>
      <text:p text:style-name="P2">Bij de eigenlijke ontwikkeling van een softwarepakket van zulke aard moeten een aantal beslissingen genomen worden wat betreft gebruikte technieken en technologieën. We moeten deze dus nader bekijken en afwegen tegen elkaar. Omwille van het financiële aspect kunnen we echter alle commerciële pakketten al meteen elimineren. Onderstaande opsomming geeft een overzicht op welke deelaspecten van het project we een duidelijke keuze hebben gemaakt:</text:p>
      <text:list xml:id="list1162609823" text:style-name="WW8Num1">
        <text:list-item>
          <text:p text:style-name="P3">Programmeertaal (Java),</text:p>
        </text:list-item>
        <text:list-item>
          <text:p text:style-name="P3">editor kit (Piccolo),</text:p>
        </text:list-item>
        <text:list-item>
          <text:p text:style-name="P3">in- en uitlezen definities (Xstream),</text:p>
        </text:list-item>
        <text:list-item>
          <text:p text:style-name="P3">logger bibliotheek (Su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Marathi1" svg:font-family="'Lohit Marath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WW8Num1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Standaardalinea-lettertype" style:family="text"/>
    <style:style style:name="Internet_20_link" style:display-name="Internet link" style:family="text" style:parent-style-name="Standaardalinea-lettertype">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tuering</dc:title>
    <meta:initial-creator>Wouter</meta:initial-creator>
    <meta:creation-date>2007-09-12T14:30:00</meta:creation-date>
    <dc:creator>mitch</dc:creator>
    <dc:date>2008-04-22T16:30:00</dc:date>
    <meta:print-date>2007-11-11T23:01:00</meta:print-date>
    <meta:editing-cycles>137</meta:editing-cycles>
    <meta:editing-duration>PT12H6M</meta:editing-duration>
    <meta:document-statistic meta:table-count="0" meta:image-count="0" meta:object-count="0" meta:page-count="4" meta:paragraph-count="25" meta:word-count="1070" meta:character-count="7309" meta:non-whitespace-character-count="6264"/>
    <meta:generator>LibreOffice/5.3.3.2$Linux_X86_64 LibreOffice_project/30m0$Build-2</meta:generator>
  </office:meta>
</office:document-meta>
</file>